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 <text:text-input text:description="&lt; o.partner_id.lang &gt;"/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7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6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6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3T17:47:53.083708765</dc:date>
    <meta:editing-duration>P1DT17H32S</meta:editing-duration>
    <meta:editing-cycles>247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401" meta:character-count="1359" meta:non-whitespace-character-count="1276"/>
  </office:meta>
</office:document-meta>
</file>